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boratory work #1</text:h>
      <text:h text:style-name="Heading_20_2" text:outline-level="2">Window Handling.</text:h>
      <text:h text:style-name="Heading_20_3" text:outline-level="3">Purpose</text:h>
      <text:p text:style-name="Text_20_body">Knowledge about basics of event-driven programming, understanding of window’s class and basic possibilities of Win32 API. Also she will try to understand and process OS messages.</text:p>
      <text:h text:style-name="Heading_20_3" text:outline-level="3">Mandatory Objectives</text:h>
      <text:list xml:id="list628158155" text:style-name="L1">
        <text:list-item>
          <text:p text:style-name="P3">Create a Windows application. It should have in middle following text: "Done with Pride and Prejudice by <text:span text:style-name="Emphasis">student name</text:span>". Replace <text:span text:style-name="Emphasis">student name</text:span> with your name. </text:p>
        </text:list-item>
        <text:list-item>
          <text:p text:style-name="P1">On windows resize, text should reflow and be in window's middle (vertically and horizontally) </text:p>
        </text:list-item>
      </text:list>
      <text:h text:style-name="Heading_20_3" text:outline-level="3">Objectives With Points</text:h>
      <text:list xml:id="list1256511217" text:style-name="L2">
        <text:list-item>
          <text:p text:style-name="P4">Limit minimal window width and height in order to keep text visible always <text:span text:style-name="Strong_20_Emphasis">(1pt)</text:span> </text:p>
        </text:list-item>
        <text:list-item>
          <text:p text:style-name="P2">Change behavior of different window actions (at least 3). For ex.: on clicking close button, move window to a random location on display working space. <text:span text:style-name="Strong_20_Emphasis">(1pt)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haev Iulian</meta:initial-creator>
    <meta:creation-date>2013-02-20T21:09:15</meta:creation-date>
    <dc:date>2013-02-20T21:09:59</dc:date>
    <dc:creator>Mashaev Iulian</dc:creator>
    <meta:editing-duration>P0D</meta:editing-duration>
    <meta:editing-cycles>1</meta:editing-cycles>
    <meta:document-statistic meta:table-count="0" meta:image-count="0" meta:object-count="0" meta:page-count="1" meta:paragraph-count="10" meta:word-count="120" meta:character-count="755" meta:non-whitespace-character-count="645"/>
    <meta:generator>LibreOffice/3.5$Linux_x86 LibreOffice_project/350m1$Build-2</meta:generator>
  </office:meta>
</office:document-meta>
</file>